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inutes - 29th november</text:p>
      <text:p text:style-name="Preformatted_20_Text"/>
      <text:p text:style-name="Preformatted_20_Text">Present: Dan C, Nathan, Miles, James</text:p>
      <text:p text:style-name="Preformatted_20_Text">Absent: Dan S, Sam, John, Stoyko</text:p>
      <text:p text:style-name="Preformatted_20_Text">Absent(reason given): Adrian</text:p>
      <text:p text:style-name="Preformatted_20_Text"/>
      <text:p text:style-name="Preformatted_20_Text"/>
      <text:p text:style-name="Preformatted_20_Text"/>
      <text:p text:style-name="Preformatted_20_Text">went over project plan feedback (currently on BlackBoard in assignments)</text:p>
      <text:p text:style-name="Preformatted_20_Text"><text:s/>looked at Miles' work on the SQL Database</text:p>
      <text:p text:style-name="Preformatted_20_Text">looked at the screenshot from the smaller standards meeting (on github)</text:p>
      <text:p text:style-name="Preformatted_20_Text"/>
      <text:p text:style-name="Preformatted_20_Text">Tasks</text:p>
      <text:p text:style-name="Preformatted_20_Text"/>
      <text:p text:style-name="Preformatted_20_Text">Miles to slightly edit the SQL database code to match screenshot (from</text:p>
      <text:p text:style-name="Preformatted_20_Text">above)</text:p>
      <text:p text:style-name="Preformatted_20_Text">Dan C to update SQL database connector code to use the variables from</text:p>
      <text:p text:style-name="Preformatted_20_Text">the standards meeting</text:p>
      <text:p text:style-name="Preformatted_20_Text">James to upload research he did on Tomcat and prototyping. Also</text:p>
      <text:p text:style-name="Preformatted_20_Text">uploading unfinished design specification\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en" style:country-asian="GB" style:font-name-complex="Mangal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93" meta:character-count="580"/>
    <dc:date>2013-02-18T09:08:22.77</dc:date>
    <meta:generator>OpenOffice.org/3.4$Win32 OpenOffice.org_project/340m1$Build-9590</meta:generator>
  </office:meta>
</office:document-meta>
</file>